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text-properties fo:font-weight="normal" style:font-weight-asian="normal" style:font-weight-complex="normal"/>
    </style:style>
    <style:style style:name="P7" style:family="paragraph" style:parent-style-name="Standard" style:list-style-name="L2">
      <style:text-properties fo:font-weight="normal" style:font-weight-asian="normal"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C-5 Roulette</text:p>
      <text:p text:style-name="P1">by</text:p>
      <text:p text:style-name="P1">Andrew Joson</text:p>
      <text:p text:style-name="Standard"/>
      <text:p text:style-name="P2">Introduction:</text:p>
      <text:p text:style-name="Standard"><text:tab/>Roulette is a table game played at many casino's around the world. This program allows you to play a limited version of roulette and also allows a number of basic statistics to be generated from the information. The game is primarily menu-driven and has information constantly iterated for the user's convenience. The game continues to gather information and plays without end until the user exit's the game, thereby saving the statistics to a file for use on the next execution of the program.</text:p>
      <text:p text:style-name="Standard"/>
      <text:p text:style-name="P2">Basic Rules and Limitations of the Program:</text:p>
      <text:p text:style-name="P2"><text:tab/><text:span text:style-name="T1">This roulette game is greatly limited in its function compared to real-world roulette tables in that the following are prohibitions of the game.</text:span></text:p>
      <text:p text:style-name="P4"/>
      <text:list xml:id="list2449877132573378183" text:style-name="L1">
        <text:list-item>
          <text:p text:style-name="P6">Only single bets may be made</text:p>
        </text:list-item>
        <text:list-item>
          <text:p text:style-name="P6">No line, corner, or basket bets may be made, only straight number bets</text:p>
        </text:list-item>
        <text:list-item>
          <text:p text:style-name="P6">While dozens bets are acceptable, columns bets have not been implemented yet\</text:p>
        </text:list-item>
        <text:list-item>
          <text:p text:style-name="P6">Bank roll options are fixed</text:p>
        </text:list-item>
        <text:list-item>
          <text:p text:style-name="P6">The table minimum bet is fixed at $50</text:p>
        </text:list-item>
        <text:list-item>
          <text:p text:style-name="P6">There are no graphical illustrations, only text.</text:p>
        </text:list-item>
      </text:list>
      <text:p text:style-name="P4"/>
      <text:p text:style-name="P2">Game Phases:</text:p>
      <text:p text:style-name="P4"><text:tab/>The game proceeds in phases, the first being the main menu which includes the rules, pay outs, statistics, and the first opportunity to exit the game. Upon choosing to play the game, the program will then move onto the bank roll selection phase where the player will choose from 1 of 4 options to play the game with. This only occurs once per play through.</text:p>
      <text:p text:style-name="P4"><text:tab/>Next is the bet phase, firstly where the user will choose the bet he/she desires to make. This is achieved through a series of menu's that sets a boolean flag for what bet was made. After this, the bet amount will be requested which cannot exceed the user's bankroll, nor fall below the table's minimum bet requirement. At this time, the amount bet will be subtracted from the user's bank roll.</text:p>
      <text:p text:style-name="P4"><text:tab/>Following the bet phase, the game will enter the spin phase which requires little effort from the user. Through the program workings, a number of equal opportunity of the others will be selected from 1-36, and an additional 2 digits representing 0 and 00.</text:p>
      <text:p text:style-name="P4"><text:tab/>Finally is the pay out phase. At this time, the number the roulette wheel landed on will checked against many different conditions to include if the boolean flags for the bet made are true. Should both align, the game will reward the player an appropriate amount of earnings according to the pay out odds of the bet.</text:p>
      <text:p text:style-name="P4"><text:tab/>The game continues to loop until the user selects exit upon returning to the bet menu.</text:p>
      <text:p text:style-name="P4"/>
      <text:p text:style-name="P2">Gameplay Statistics:</text:p>
      <text:p text:style-name="P4"><text:tab/>This game records statistics of the previous game played. These statistics include:</text:p>
      <text:p text:style-name="P2"/>
      <text:list xml:id="list4621674142710377753" text:style-name="L2">
        <text:list-item>
          <text:p text:style-name="P7">Total Games played</text:p>
        </text:list-item>
        <text:list-item>
          <text:p text:style-name="P7">Wins</text:p>
        </text:list-item>
        <text:list-item>
          <text:p text:style-name="P7">Losses</text:p>
        </text:list-item>
        <text:list-item>
          <text:p text:style-name="P7">Earnings</text:p>
        </text:list-item>
        <text:list-item>
          <text:p text:style-name="P7">Player's favorite bet</text:p>
        </text:list-item>
        <text:list-item>
          <text:p text:style-name="P7">Percentage possibility of all numbers repeating for number of games played</text:p>
        </text:list-item>
        <text:list-item>
          <text:p text:style-name="P7">Winning percentage </text:p>
        </text:list-item>
        <text:list-item>
          <text:p text:style-name="P7">Bonus message if player has won more than lost from g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M30S</meta:editing-duration>
    <meta:editing-cycles>4</meta:editing-cycles>
    <meta:generator>OpenOffice/4.1.2$Win32 OpenOffice.org_project/412m3$Build-9782</meta:generator>
    <dc:date>2018-02-07T20:33:05.97</dc:date>
    <meta:document-statistic meta:table-count="0" meta:image-count="0" meta:object-count="0" meta:page-count="1" meta:paragraph-count="29" meta:word-count="486" meta:character-count="2773"/>
    <meta:user-defined meta:name="Info 1"/>
    <meta:user-defined meta:name="Info 2"/>
    <meta:user-defined meta:name="Info 3"/>
    <meta:user-defined meta:name="Info 4"/>
  </office:meta>
</office:document-meta>
</file>